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0846" style:font-name="Arial" style:font-size-asian="10pt" style:font-size-complex="10pt"/>
    </style:style>
    <style:style style:family="paragraph" style:name="P6" style:parent-style-name="UrbanTitle">
      <style:text-properties officeooo:paragraph-rsid="00140846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6">Déclaration environnementale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0846" style:font-name="Arial" style:font-size-asian="10pt" style:font-size-complex="10pt"/>
    </style:style>
    <style:style style:family="paragraph" style:name="P6" style:parent-style-name="UrbanTitle">
      <style:text-properties officeooo:paragraph-rsid="00140846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6">Déclaration environnementale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0846" style:font-name="Arial" style:font-size-asian="10pt" style:font-size-complex="10pt"/>
    </style:style>
    <style:style style:family="paragraph" style:name="P6" style:parent-style-name="UrbanTitle">
      <style:text-properties officeooo:paragraph-rsid="00140846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6">Déclaration environnementale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40846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0846" style:font-name="Arial" style:font-size-asian="10pt" style:font-size-complex="10pt"/>
    </style:style>
    <style:style style:family="paragraph" style:name="P6" style:parent-style-name="UrbanTitle">
      <style:text-properties officeooo:paragraph-rsid="00140846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6">Déclaration environnementale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0:39.390466949</dc:date>
    <meta:editing-duration>PT7H50M11S</meta:editing-duration>
    <meta:editing-cycles>44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36" meta:character-count="1000" meta:non-whitespace-character-count="893"/>
  </office:meta>
</office:document-meta>
</file>